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a5563" officeooo:paragraph-rsid="000a5563"/>
    </style:style>
    <style:style style:name="P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3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917aa" style:font-weight-asian="normal" style:font-weight-complex="normal"/>
    </style:style>
    <style:style style:name="P6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960f6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960f6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cc528"/>
    </style:style>
    <style:style style:name="P9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c2bc6" officeooo:paragraph-rsid="000e1e2c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b5024" officeooo:paragraph-rsid="001b5024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917aa" style:font-size-asian="14pt" style:font-size-complex="14pt"/>
    </style:style>
    <style:style style:name="P12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c2bc6" officeooo:paragraph-rsid="000c2bc6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c2bc6" officeooo:paragraph-rsid="000e1e2c" style:font-size-asian="12.25pt" style:font-weight-asian="bold" style:font-size-complex="14pt" style:font-weight-complex="bold"/>
    </style:style>
    <style:style style:name="P14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fb584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fb584" style:font-size-asian="12.25pt" style:font-weight-asian="bold" style:font-size-complex="14pt" style:font-weight-complex="bold"/>
    </style:style>
    <style:style style:name="P16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1b5024" style:font-size-asian="12.25pt" style:font-weight-asian="bold" style:font-size-complex="14pt" style:font-weight-complex="bold"/>
    </style:style>
    <style:style style:name="P17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9309a" officeooo:paragraph-rsid="0019309a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text-align="start" style:justify-single-word="false" fo:orphans="2" fo:widows="2" fo:break-before="page"/>
      <style:text-properties fo:font-variant="normal" fo:text-transform="none" fo:color="#000000" style:font-name="Liberation Serif" fo:font-size="14pt" fo:letter-spacing="normal" fo:font-style="normal" fo:font-weight="normal" officeooo:rsid="000c2bc6" officeooo:paragraph-rsid="000e1e2c" style:font-size-asian="12.25pt" style:font-weight-asian="normal" style:font-size-complex="14pt" style:font-weight-complex="normal"/>
    </style:style>
    <style:style style:name="P19" style:family="paragraph" style:parent-style-name="Text_20_body">
      <style:paragraph-properties fo:text-align="start" style:justify-single-word="false" fo:orphans="2" fo:widows="2" fo:break-before="page"/>
      <style:text-properties fo:font-variant="normal" fo:text-transform="none" fo:color="#000000" style:font-name="Liberation Serif" fo:font-size="14pt" fo:letter-spacing="normal" fo:font-style="normal" fo:font-weight="normal" officeooo:rsid="00195c4b" officeooo:paragraph-rsid="00195c4b" style:font-size-asian="12.25pt" style:font-weight-asian="normal" style:font-size-complex="14pt" style:font-weight-complex="normal"/>
    </style:style>
    <style:style style:name="P2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cc528" style:font-weight-asian="normal" style:font-weight-complex="normal"/>
    </style:style>
    <style:style style:name="P21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fc0cd" officeooo:paragraph-rsid="001fc0cd" style:font-weight-asian="normal" style:font-weight-complex="normal"/>
    </style:style>
    <style:style style:name="P2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1fc0cd" officeooo:paragraph-rsid="001fc0cd" style:font-weight-asian="bold" style:font-weight-complex="bold"/>
    </style:style>
    <style:style style:name="P2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1fc0cd" style:font-weight-asian="bold" style:font-weight-complex="bold"/>
    </style:style>
    <style:style style:name="P24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1e2c" officeooo:paragraph-rsid="000e1e2c" style:font-size-asian="12.25pt" style:font-weight-asian="normal" style:font-size-complex="14pt" style:font-weight-complex="normal"/>
    </style:style>
    <style:style style:name="P25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1e2c" officeooo:paragraph-rsid="0019e8ff" style:font-size-asian="12.25pt" style:font-weight-asian="normal" style:font-size-complex="14pt" style:font-weight-complex="normal"/>
    </style:style>
    <style:style style:name="P26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75de" officeooo:paragraph-rsid="0019e8ff" style:font-size-asian="12.25pt" style:font-weight-asian="normal" style:font-size-complex="14pt" style:font-weight-complex="normal"/>
    </style:style>
    <style:style style:name="P27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75de" officeooo:paragraph-rsid="000f75de" style:font-size-asian="12.25pt" style:font-weight-asian="normal" style:font-size-complex="14pt" style:font-weight-complex="normal"/>
    </style:style>
    <style:style style:name="P28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19e8ff" style:font-size-asian="12.25pt" style:font-weight-asian="normal" style:font-size-complex="14pt" style:font-weight-complex="normal"/>
    </style:style>
    <style:style style:name="P29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c2bc6" style:font-size-asian="12.25pt" style:font-weight-asian="normal" style:font-size-complex="14pt" style:font-weight-complex="normal"/>
    </style:style>
    <style:style style:name="P30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b5024" officeooo:paragraph-rsid="00213c40" style:font-size-asian="12.25pt" style:font-weight-asian="normal" style:font-size-complex="14pt" style:font-weight-complex="normal"/>
    </style:style>
    <style:style style:name="P31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fo:letter-spacing="normal" fo:font-style="normal" fo:font-weight="bold" officeooo:rsid="001917aa" officeooo:paragraph-rsid="001917aa"/>
    </style:style>
    <style:style style:name="P32" style:family="paragraph" style:parent-style-name="Text_20_body">
      <style:paragraph-properties fo:text-align="justify" style:justify-single-word="false" fo:orphans="2" fo:widows="2"/>
      <style:text-properties officeooo:paragraph-rsid="00213c40"/>
    </style:style>
    <style:style style:name="P33" style:family="paragraph" style:parent-style-name="Text_20_body">
      <style:paragraph-properties fo:text-align="justify" style:justify-single-word="false" fo:orphans="2" fo:widows="2"/>
      <style:text-properties officeooo:rsid="00213c40" officeooo:paragraph-rsid="00213c40"/>
    </style:style>
    <style:style style:name="P34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333333" fo:letter-spacing="normal" fo:font-style="normal" fo:font-weight="bold" officeooo:rsid="001fc0cd" officeooo:paragraph-rsid="001fc0cd"/>
    </style:style>
    <style:style style:name="P3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10.5pt" fo:background-color="transparent"/>
    </style:style>
    <style:style style:name="P36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10.5pt" fo:background-color="transparent"/>
    </style:style>
    <style:style style:name="P37" style:family="paragraph" style:parent-style-name="Preformatted_20_Text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DejaVu Sans Mono" fo:font-size="10.5pt" fo:letter-spacing="normal" fo:font-style="normal" fo:font-weight="normal" officeooo:rsid="001fc0cd" officeooo:paragraph-rsid="001fc0cd" fo:background-color="transparent" style:font-weight-asian="normal" style:font-weight-complex="normal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5c4b" style:font-weight-asian="normal" style:font-weight-complex="normal"/>
    </style:style>
    <style:style style:name="T5" style:family="text">
      <style:text-properties fo:font-weight="normal" officeooo:rsid="0019e8ff" style:font-weight-asian="normal" style:font-weight-complex="normal"/>
    </style:style>
    <style:style style:name="T6" style:family="text">
      <style:text-properties fo:font-weight="normal" officeooo:rsid="00213c40" style:font-weight-asian="normal" style:font-weight-complex="normal"/>
    </style:style>
    <style:style style:name="T7" style:family="text">
      <style:text-properties fo:font-weight="normal" officeooo:rsid="0022ffde" style:font-weight-asian="normal" style:font-weight-complex="normal"/>
    </style:style>
    <style:style style:name="T8" style:family="text">
      <style:text-properties officeooo:rsid="001917aa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fc0cd" style:font-weight-asian="bold" style:font-weight-complex="bold"/>
    </style:style>
    <style:style style:name="T12" style:family="text">
      <style:text-properties fo:font-weight="bold" officeooo:rsid="001fc0cd"/>
    </style:style>
    <style:style style:name="T13" style:family="text">
      <style:text-properties officeooo:rsid="00195c4b"/>
    </style:style>
    <style:style style:name="T14" style:family="text">
      <style:text-properties officeooo:rsid="0019e8ff"/>
    </style:style>
    <style:style style:name="T15" style:family="text">
      <style:text-properties officeooo:rsid="001ba69a"/>
    </style:style>
    <style:style style:name="T16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17" style:family="text">
      <style:text-properties fo:font-variant="normal" fo:text-transform="none" fo:color="#000000" style:font-name="Liberation Serif" fo:font-size="15pt" fo:letter-spacing="normal" fo:font-style="normal" fo:font-weight="bold" officeooo:rsid="001fc0cd" style:font-size-asian="15pt" style:font-weight-asian="bold" style:font-size-complex="15pt" style:font-weight-complex="bold"/>
    </style:style>
    <style:style style:name="T18" style:family="text">
      <style:text-properties fo:font-variant="normal" fo:text-transform="none" fo:color="#000000" style:font-name="Liberation Serif" fo:font-size="15pt" fo:letter-spacing="normal" fo:font-style="normal" officeooo:rsid="0017d785" style:font-size-asian="15pt" style:font-size-complex="15pt"/>
    </style:style>
    <style:style style:name="T19" style:family="text">
      <style:text-properties fo:font-variant="normal" fo:text-transform="none" fo:color="#000000" style:font-name="Liberation Serif" fo:font-size="14pt" fo:letter-spacing="normal" fo:font-style="normal" fo:font-weight="normal" style:font-size-asian="12.25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Liberation Serif" fo:font-size="14pt" fo:letter-spacing="normal" fo:font-style="normal" fo:font-weight="normal" officeooo:rsid="001fc0cd" style:font-size-asian="12.25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Liberation Serif" fo:font-size="14pt" fo:letter-spacing="normal" fo:font-style="normal" fo:font-weight="normal" officeooo:rsid="001917aa" style:font-size-asian="12.25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Liberation Serif" fo:font-size="14pt" fo:letter-spacing="normal" fo:font-style="normal" fo:font-weight="normal" officeooo:rsid="00213c40" style:font-size-asian="12.25pt" style:font-weight-asian="normal" style:font-size-complex="14pt" style:font-weight-complex="normal"/>
    </style:style>
    <style:style style:name="T23" style:family="text">
      <style:text-properties officeooo:rsid="001fc0cd"/>
    </style:style>
    <style:style style:name="T24" style:family="text">
      <style:text-properties style:font-name="Liberation Serif" fo:font-size="14pt" style:font-size-asian="12.25pt" style:font-size-complex="14pt"/>
    </style:style>
    <style:style style:name="T25" style:family="text">
      <style:text-properties style:font-name="Liberation Serif" fo:font-size="14pt" officeooo:rsid="001917aa" style:font-size-asian="12.25pt" style:font-size-complex="14pt"/>
    </style:style>
    <style:style style:name="T26" style:family="text">
      <style:text-properties style:font-name="Liberation Serif" fo:font-size="14pt" officeooo:rsid="00213c40" style:font-size-asian="12.25pt" style:font-size-complex="14pt"/>
    </style:style>
    <style:style style:name="T27" style:family="text">
      <style:text-properties officeooo:rsid="00213c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335_587979201"/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7">Отчет по <text:span text:style-name="T2">лабораторной работе №1</text:span></text:p>
      <text:p text:style-name="P23"><text:span text:style-name="T18">«</text:span>Оценка качества поиска<text:span text:style-name="T18">»</text:span></text:p>
      <text:p text:style-name="P6">по курсу</text:p>
      <text:p text:style-name="P8"><text:span text:style-name="T16">«</text:span><text:span text:style-name="T17">Информационный поиск</text:span><text:span text:style-name="T16">»</text:span></text:p>
      <text:p text:style-name="P4"/>
      <text:p text:style-name="P4"/>
      <text:p text:style-name="P4"/>
      <text:p text:style-name="P4"/>
      <text:p text:style-name="P3">Группа: М80-10<text:span text:style-name="T8">6</text:span>М</text:p>
      <text:p text:style-name="P3">Выполнил: <text:span text:style-name="T23">Забелин М.К.</text:span></text:p>
      <text:p text:style-name="P3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bookmark-end text:name="__DdeLink__335_587979201"/><text:span text:style-name="T15">9</text:span></text:p>
      <text:p text:style-name="P5"><text:soft-page-break/><text:span text:style-name="T10">ЛР1: </text:span><text:span text:style-name="T11">Оценка качества поиска</text:span> </text:p>
      <text:p text:style-name="P20">Необходимо оценить качество своего поиска и сравнить их с двумя альтернативами (для Википедии можно собственный поиск по Википедии, поиск Google или Яндекса с ограничением по сайту Википедии). Как минимум, нужно измерить P, DCG, NDCG и ERR уровней @1, @3 и @5, приветствуется использование дополнительных метрик качества. Для оценки качества необходимо придумать 30 запросов, отражающих интересы пользователей или, если есть доступ к настоящим запросам пользователей, то выбрать репрезентативную подборку.</text:p>
      <text:p text:style-name="P22">Примеры запросов по тематике «Мобильная техника»:</text:p>
      <text:p text:style-name="P37"><text:span text:style-name="T9">htc огонек</text:span></text:p>
      <text:p text:style-name="P36"><text:span text:style-name="T9">Оболочка интерфейса</text:span></text:p>
      <text:p text:style-name="P36"><text:span text:style-name="T9">Спинка устройства</text:span></text:p>
      <text:p text:style-name="P36"><text:span text:style-name="T9">Время автономной работы</text:span></text:p>
      <text:p text:style-name="P36"><text:span text:style-name="T9">Троттлинг</text:span></text:p>
      <text:p text:style-name="P36"><text:span text:style-name="T9">Батарея</text:span></text:p>
      <text:p text:style-name="P36"><text:span text:style-name="T9">Фронтальная камера</text:span></text:p>
      <text:p text:style-name="P36"><text:span text:style-name="T9">Беспроводные наушники</text:span></text:p>
      <text:p text:style-name="P36"><text:span text:style-name="T9">Андрои</text:span><text:span text:style-name="T12">д</text:span></text:p>
      <text:p text:style-name="P36"><text:span text:style-name="T9">Разъем 3.5 мм</text:span></text:p>
      <text:p text:style-name="P36"><text:span text:style-name="T9">Зарядка аккумулятора</text:span></text:p>
      <text:p text:style-name="P36"><text:span text:style-name="T9">QWERTY-клавиатура</text:span></text:p>
      <text:p text:style-name="P36"><text:span text:style-name="T9">Громкость динамиков</text:span></text:p>
      <text:p text:style-name="P36"><text:span text:style-name="T9">Модуль LTE</text:span></text:p>
      <text:p text:style-name="P36"><text:span text:style-name="T9">Чипсеты Qualcomm</text:span></text:p>
      <text:p text:style-name="P36"><text:span text:style-name="T9">Система на чипе</text:span></text:p>
      <text:p text:style-name="P36"><text:span text:style-name="T9">OG</text:span><text:span text:style-name="T12">S</text:span></text:p>
      <text:p text:style-name="P36"><text:span text:style-name="T9">Карта памяти</text:span></text:p>
      <text:p text:style-name="P36"><text:span text:style-name="T9">Nano sim</text:span></text:p>
      <text:p text:style-name="P36"><text:span text:style-name="T9">Оперативная память</text:span></text:p>
      <text:p text:style-name="P36"><text:span text:style-name="T9">Индикатор уведомлений</text:span></text:p>
      <text:p text:style-name="P36"><text:span text:style-name="T9">Подсветка экрана</text:span></text:p>
      <text:p text:style-name="P36"><text:span text:style-name="T9">Multitouch</text:span></text:p>
      <text:p text:style-name="P36"><text:span text:style-name="T9">Java-приложения</text:span></text:p>
      <text:p text:style-name="P36"><text:span text:style-name="T9">Amoled экран</text:span></text:p>
      <text:p text:style-name="P36"><text:span text:style-name="T9">SMS-сообщения</text:span></text:p>
      <text:p text:style-name="P36"><text:span text:style-name="T9">Шумоподавление</text:span></text:p>
      <text:p text:style-name="P36"><text:span text:style-name="T9">Apple</text:span></text:p>
      <text:p text:style-name="P36"><text:span text:style-name="T9">Емкость батареи</text:span></text:p>
      <text:p text:style-name="P35"><text:span text:style-name="T9">внешний аккумулятор</text:span></text:p>
      <text:p text:style-name="P21">Яндекс немного чаще, чем Google, выдает статьи, где слова из запроса содержатся в некотором контексте, но не являются основными в статье. Например, я хочу найти что такое «время автономной работы», а получаю рейтинг устройств по времени автномной работы. Но в целом результаты очень и очень похожи.</text:p>
      <text:p text:style-name="P34"/>
      <text:p text:style-name="P31"/>
      <text:p text:style-name="P32"><text:soft-page-break/><text:span text:style-name="T20">Результаты метрик </text:span><text:span text:style-name="T21">P, DCG, NDCG и ERR уровней @1, @3 и @5</text:span><text:span text:style-name="T20"> можно для поисковиков Яндекс и Google можно увидеть соответственно</text:span></text:p>
      <text:p text:style-name="P32"><text:a xlink:type="simple" xlink:href="https://github.com/Mikhail-Z/MAI/blob/master/sem10/Informational%20Search/is2/out_yandex_queries_scores.csv"><text:span text:style-name="T22">https://github.com/Mikhail-Z/MAI/blob/master/sem10/Informational%20Search/is2/out_yandex_queries_scores.csv</text:span></text:a></text:p>
      <text:p text:style-name="P32"><text:a xlink:type="simple" xlink:href="https://github.com/Mikhail-Z/MAI/blob/master/sem10/Informational%20Search/is2/out_google_queries_scores.csv"><text:span text:style-name="T22">https://github.com/Mikhail-Z/MAI/blob/master/sem10/Informational%20Search/is2/out_google_queries_scores.csv</text:span></text:a></text:p>
      <text:p text:style-name="P32"/>
      <text:p text:style-name="P33"><text:span text:style-name="T19">Оценки, на основании которых считались метрики:</text:span></text:p>
      <text:p text:style-name="P33"><text:span text:style-name="T19">https://github.com/Mikhail-Z/MAI/blob/master/sem10/Informational%20Search/is2/yandex_queries_scores.csv</text:span></text:p>
      <text:p text:style-name="P33"><text:span text:style-name="T19">https://github.com/Mikhail-Z/MAI/blob/master/sem10/Informational%20Search/is2/google_queries_scores.csv</text:span></text:p>
      <text:p text:style-name="P29"/>
      <text:p text:style-name="P14">Вывод</text:p>
      <text:p text:style-name="P15"><text:span text:style-name="T3"><text:tab/></text:span><text:span text:style-name="T6">Познакомился с различными метриками для оценки </text:span><text:span text:style-name="T7">релевантности <text:s/>результатов</text:span><text:span text:style-name="T6"> поиска</text:span><text:span text:style-name="T5">.</text:span></text:p>
      <text:p text:style-name="P16">Ссылка на Git репозиторий</text:p>
      <text:p text:style-name="P30"><text:span text:style-name="T27">https://github.com/Mikhail-Z/MAI/tree/master/sem10/Informational%20Search/is2</text:span></text:p>
      <text:p text:style-name="P10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32:10.592072335</meta:creation-date>
    <dc:date>2019-04-28T14:49:03.273141434</dc:date>
    <meta:editing-duration>PT1H56M52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3" meta:paragraph-count="56" meta:word-count="262" meta:character-count="2429" meta:non-whitespace-character-count="2220"/>
  </office:meta>
</office:document-meta>
</file>